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ource_20_Text">🃏 </text:span><text:span text:style-name="Strong_20_Emphasis"><text:span text:style-name="Source_20_Text">Card</text:span></text:span></text:h>
      <text:list text:style-name="L1">
        <text:list-item>
          <text:p text:style-name="P1"><text:span text:style-name="Source_20_Text">payload</text:span> – Array of <text:span text:style-name="Source_20_Text">Munition</text:span>s (card effects)</text:p>
        </text:list-item>
        <text:list-item>
          <text:p text:style-name="P1"><text:span text:style-name="Source_20_Text">battle_cooldown</text:span>, <text:span text:style-name="Source_20_Text">world_cooldown</text:span> – Optional cooldowns</text:p>
        </text:list-item>
        <text:list-item>
          <text:p text:style-name="P1"><text:span text:style-name="Source_20_Text">has_battle_cooldown</text:span>, <text:span text:style-name="Source_20_Text">has_world_cooldown</text:span>, <text:span text:style-name="Source_20_Text">has_use_cost</text:span></text:p>
        </text:list-item>
        <text:list-item>
          <text:p text:style-name="P1"><text:span text:style-name="Source_20_Text">use_cost</text:span> – Resource cost to use</text:p>
        </text:list-item>
        <text:list-item>
          <text:p text:style-name="P1"><text:span text:style-name="Source_20_Text">valid_targets</text:span> – Array of disposition enums (ALLY, ENEMY, ALL)</text:p>
        </text:list-item>
        <text:list-item>
          <text:p text:style-name="P1"><text:span text:style-name="Source_20_Text">is_aoe</text:span> – Whether all targets are hit</text:p>
        </text:list-item>
        <text:list-item>
          <text:p text:style-name="P1"><text:span text:style-name="Source_20_Text">effect_report</text:span> – Event logs of applied results when used</text:p>
        </text:list-item>
      </text:list>
      <text:p text:style-name="Text_20_body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5:47.121906929</meta:creation-date>
    <dc:date>2025-07-25T22:38:25.793190876</dc:date>
    <meta:editing-duration>PT48S</meta:editing-duration>
    <meta:editing-cycles>4</meta:editing-cycles>
    <meta:generator>LibreOffice/25.2.4.3$Linux_X86_64 LibreOffice_project/520$Build-3</meta:generator>
    <meta:document-statistic meta:table-count="0" meta:image-count="0" meta:object-count="0" meta:page-count="1" meta:paragraph-count="8" meta:word-count="49" meta:character-count="344" meta:non-whitespace-character-count="304"/>
  </office:meta>
</office:document-meta>
</file>